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e6e64c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fill="solid" draw:fill-color="#e6e64c" draw:textarea-horizontal-align="center" draw:textarea-vertical-align="middle"/>
    </style:style>
    <style:style style:name="gr5" style:family="graphic" style:parent-style-name="standard">
      <style:graphic-properties draw:marker-end="Line_20_Arrow" draw:textarea-horizontal-align="center" draw:textarea-vertical-align="middle"/>
    </style:style>
    <style:style style:name="gr6" style:family="graphic" style:parent-style-name="standard">
      <style:graphic-properties draw:marker-end="Line_20_Arrow" draw:fill="solid" draw:fill-color="#e6e64c" draw:textarea-horizontal-align="center" draw:textarea-vertical-align="middle"/>
    </style:style>
    <style:style style:name="gr7" style:family="graphic" style:parent-style-name="standard">
      <style:graphic-properties draw:marker-start="" draw:fill="solid" draw:fill-color="#e6e64c" draw:textarea-horizontal-align="center" draw:textarea-vertical-align="middle"/>
    </style:style>
    <style:style style:name="gr8" style:family="graphic" style:parent-style-name="standard">
      <style:graphic-properties draw:marker-start="" draw:marker-end="Line_20_Arrow" draw:marker-end-width="0.3cm" draw:fill="solid" draw:fill-color="#e6e64c" draw:textarea-horizontal-align="center" draw:textarea-vertical-align="middle"/>
    </style:style>
    <style:style style:name="gr9" style:family="graphic" style:parent-style-name="standard">
      <style:graphic-properties draw:marker-end="Line_20_Arrow" draw:marker-end-width="0.3cm" draw:fill="solid" draw:fill-color="#e6e64c" draw:textarea-horizontal-align="center" draw:textarea-vertical-align="middle"/>
    </style:style>
    <style:style style:name="gr10" style:family="graphic" style:parent-style-name="standard">
      <style:graphic-properties draw:marker-start="Line_20_Arrow" draw:fill="solid" draw:fill-color="#e6e64c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start="Arrow" draw:marker-end="" draw:textarea-horizontal-align="center" draw:textarea-vertical-align="middle"/>
    </style:style>
    <style:style style:name="gr13" style:family="graphic" style:parent-style-name="standard">
      <style:graphic-properties draw:marker-start="" draw:marker-end="Line_20_Arrow" draw:fill="solid" draw:fill-color="#e6e64c" draw:textarea-horizontal-align="center" draw:textarea-vertical-align="middle"/>
    </style:style>
    <style:style style:name="gr14" style:family="graphic" style:parent-style-name="standard">
      <style:graphic-properties draw:marker-end="Arrow" draw:textarea-horizontal-align="center" draw:textarea-vertical-align="middle"/>
    </style:style>
    <style:style style:name="gr15" style:family="graphic" style:parent-style-name="standard">
      <style:graphic-properties draw:marker-start="Arr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11" style:family="paragraph">
      <style:paragraph-properties fo:margin-left="0cm" fo:margin-right="0cm" fo:text-align="end" fo:text-indent="0cm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4" draw:layer="layout" svg:width="3.5cm" svg:height="0.5cm" svg:x="11cm" svg:y="2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5cm" svg:height="0.5cm" svg:x="11cm" svg:y="4cm">
          <text:p text:style-name="P1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1cm" svg:y="4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1cm" svg:y="2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1cm" svg:y="3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1cm" svg:y="5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0.5cm" svg:x="11cm" svg:y="6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5" draw:layer="layout" svg:width="3.5cm" svg:height="0.499cm" svg:x="11cm" svg:y="6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1cm" svg:y="7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5" draw:id="id3" draw:layer="layout" svg:width="3.5cm" svg:height="0.5cm" svg:x="2cm" svg:y="2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.5cm" svg:x="2cm" svg:y="2.5cm">
          <text:p text:style-name="P3"><text:span text:style-name="T2">- id : Integer</text:span></text:p>
          <text:p text:style-name="P3"><text:span text:style-name="T2">- nam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.5cm" svg:height="0.5cm" svg:x="2cm" svg:y="4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cm" svg:height="0.645cm" svg:x="5.6cm" svg:y="1.655cm">
          <draw:text-box>
            <text:p text:style-name="P6"><text:span text:style-name="T2">1</text:span></text:p>
          </draw:text-box>
        </draw:frame>
        <draw:frame draw:style-name="gr3" draw:text-style-name="P7" draw:layer="layout" svg:width="1.5cm" svg:height="0.645cm" svg:x="9.4cm" svg:y="1.655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4cm" svg:height="0.645cm" svg:x="5.6cm" svg:y="2.2cm">
          <draw:text-box>
            <text:p text:style-name="P6"><text:span text:style-name="T2">- site</text:span></text:p>
          </draw:text-box>
        </draw:frame>
        <draw:frame draw:style-name="gr3" draw:text-style-name="P7" draw:layer="layout" svg:width="3.4cm" svg:height="0.645cm" svg:x="7.5cm" svg:y="2.2cm">
          <draw:text-box>
            <text:p text:style-name="P8"><text:span text:style-name="T2">- studyCollection</text:span></text:p>
          </draw:text-box>
        </draw:frame>
        <draw:frame draw:style-name="gr3" draw:text-style-name="P7" draw:layer="layout" svg:width="3.5cm" svg:height="0.645cm" svg:x="7.5cm" svg:y="4.301cm">
          <draw:text-box>
            <text:p text:style-name="P8"><text:span text:style-name="T2">- clinicCollection</text:span></text:p>
          </draw:text-box>
        </draw:frame>
        <draw:frame draw:style-name="gr3" draw:text-style-name="P7" draw:layer="layout" svg:width="1.4cm" svg:height="0.645cm" svg:x="5.6cm" svg:y="4.201cm">
          <draw:text-box>
            <text:p text:style-name="P6"><text:span text:style-name="T2">- site</text:span></text:p>
          </draw:text-box>
        </draw:frame>
        <draw:frame draw:style-name="gr3" draw:text-style-name="P7" draw:layer="layout" svg:width="1.5cm" svg:height="0.645cm" svg:x="5.6cm" svg:y="3.756cm">
          <draw:text-box>
            <text:p text:style-name="P6"><text:span text:style-name="T2">1</text:span></text:p>
          </draw:text-box>
        </draw:frame>
        <draw:frame draw:style-name="gr3" draw:text-style-name="P7" draw:layer="layout" svg:width="1.5cm" svg:height="0.645cm" svg:x="9.4cm" svg:y="3.656cm">
          <draw:text-box>
            <text:p text:style-name="P8"><text:span text:style-name="T2">0..*</text:span></text:p>
          </draw:text-box>
        </draw:frame>
        <draw:connector draw:style-name="gr4" draw:text-style-name="P9" draw:layer="layout" svg:x1="5.5cm" svg:y1="4.25cm" svg:x2="11cm" svg:y2="4.25cm" draw:start-shape="id1" draw:start-glue-point="1" draw:end-shape="id2" draw:end-glue-point="3" svg:d="m5500 4250h5500">
          <text:p text:style-name="P6"/>
        </draw:connector>
        <draw:connector draw:style-name="gr4" draw:text-style-name="P9" draw:layer="layout" svg:x1="5.5cm" svg:y1="2.25cm" svg:x2="11cm" svg:y2="2.25cm" draw:start-shape="id3" draw:start-glue-point="1" draw:end-shape="id4" svg:d="m5500 2250h5500">
          <text:p text:style-name="P6"/>
        </draw:connector>
        <draw:frame draw:style-name="gr3" draw:text-style-name="P7" draw:layer="layout" svg:width="2.4cm" svg:height="0.645cm" svg:x="8.5cm" svg:y="6.755cm">
          <draw:text-box>
            <text:p text:style-name="P8"><text:span text:style-name="T2">- address</text:span></text:p>
          </draw:text-box>
        </draw:frame>
        <draw:frame draw:style-name="gr3" draw:text-style-name="P7" draw:layer="layout" svg:width="1.5cm" svg:height="0.645cm" svg:x="9.5cm" svg:y="6cm">
          <draw:text-box>
            <text:p text:style-name="P8"><text:span text:style-name="T2">1</text:span></text:p>
          </draw:text-box>
        </draw:frame>
        <draw:connector draw:style-name="gr5" draw:text-style-name="P9" draw:layer="layout" svg:x1="3.75cm" svg:y1="4.5cm" svg:x2="11cm" svg:y2="6.749cm" draw:start-shape="id1" draw:start-glue-point="2" draw:end-shape="id5" draw:end-glue-point="3" svg:d="m3750 4500v2249h7250">
          <text:p text:style-name="P6"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2" draw:id="id6" draw:layer="layout" svg:width="3.5cm" svg:height="0.5cm" svg:x="2cm" svg:y="1.9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id="id11" draw:layer="layout" svg:width="3.5cm" svg:height="1.5cm" svg:x="2cm" svg:y="2.4cm">
          <draw:glue-point draw:id="4" svg:x="5cm" svg:y="1.666cm"/>
          <draw:glue-point draw:id="5" svg:x="5cm" svg:y="-1.666cm"/>
          <draw:glue-point draw:id="6" svg:x="5cm" svg:y="-1.666cm"/>
          <text:p text:style-name="P3"><text:span text:style-name="T2">- id : Integer</text:span></text:p>
          <text:p text:style-name="P3"><text:span text:style-name="T2">- name : String</text:span></text:p>
          <text:p text:style-name="P3"><text:span text:style-name="T2">- nameShort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8" draw:layer="layout" svg:width="3.5cm" svg:height="0.5cm" svg:x="2cm" svg:y="3.9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.5cm" svg:height="0.5cm" svg:x="10.9cm" svg:y="1.9cm">
          <text:p text:style-name="P1"><text:span text:style-name="T1">Pat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2.4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3.4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3.5cm" svg:height="0.5cm" svg:x="10.9cm" svg:y="4.4cm">
          <text:p text:style-name="P1"><text:span text:style-name="T1">Workshe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4.9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5.9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.5cm" svg:height="0.5cm" svg:x="10.9cm" svg:y="9.5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10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11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3.5cm" svg:height="0.5cm" svg:x="10.9cm" svg:y="12cm">
          <text:p text:style-name="P1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12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13.5cm">
          <text:p text:style-name="P6"/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5.5cm" svg:y1="2.15cm" svg:x2="10.9cm" svg:y2="2.15cm" draw:start-shape="id6" draw:start-glue-point="1" draw:end-shape="id7" draw:end-glue-point="3" svg:d="m5500 2150h5400">
          <text:p text:style-name="P6"/>
        </draw:connector>
        <draw:connector draw:style-name="gr7" draw:text-style-name="P9" draw:layer="layout" svg:x1="5.5cm" svg:y1="4.15cm" svg:x2="10.9cm" svg:y2="9.75cm" draw:start-shape="id8" draw:start-glue-point="1" draw:end-shape="id9" draw:end-glue-point="3" svg:d="m5500 4150h2750v5600h2650">
          <text:p text:style-name="P6"/>
        </draw:connector>
        <draw:frame draw:style-name="gr3" draw:text-style-name="P7" draw:layer="layout" svg:width="4cm" svg:height="0.645cm" svg:x="7.1cm" svg:y="2.102cm">
          <draw:text-box>
            <text:p text:style-name="P8"><text:span text:style-name="T2">patientCollection</text:span></text:p>
          </draw:text-box>
        </draw:frame>
        <draw:frame draw:style-name="gr3" draw:text-style-name="P7" draw:layer="layout" svg:width="1.4cm" svg:height="0.645cm" svg:x="5.5cm" svg:y="2.102cm">
          <draw:text-box>
            <text:p text:style-name="P6"><text:span text:style-name="T2">study</text:span></text:p>
          </draw:text-box>
        </draw:frame>
        <draw:frame draw:style-name="gr3" draw:text-style-name="P7" draw:layer="layout" svg:width="1.5cm" svg:height="0.645cm" svg:x="5.6cm" svg:y="1.557cm">
          <draw:text-box>
            <text:p text:style-name="P6"><text:span text:style-name="T2">1</text:span></text:p>
          </draw:text-box>
        </draw:frame>
        <draw:connector draw:style-name="gr6" draw:text-style-name="P9" draw:layer="layout" svg:x1="3.75cm" svg:y1="4.4cm" svg:x2="10.9cm" svg:y2="12.25cm" draw:start-shape="id8" draw:start-glue-point="2" draw:end-shape="id10" draw:end-glue-point="3" svg:d="m3750 4400v7850h7150">
          <text:p text:style-name="P6"/>
        </draw:connector>
        <draw:custom-shape draw:style-name="gr1" draw:text-style-name="P2" draw:id="id13" draw:layer="layout" svg:width="3.5cm" svg:height="0.5cm" svg:x="10.9cm" svg:y="6.9cm">
          <text:p text:style-name="P1"><text:span text:style-name="T1">S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7.4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8.4cm">
          <text:p text:style-name="P6"/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line-skew="0.75cm" svg:x1="5.5cm" svg:y1="2.901cm" svg:x2="10.9cm" svg:y2="4.65cm" draw:start-shape="id11" draw:start-glue-point="5" draw:end-shape="id12" draw:end-glue-point="3" svg:d="m5500 2901h3500v1749h1900">
          <text:p text:style-name="P6"/>
        </draw:connector>
        <draw:frame draw:style-name="gr3" draw:text-style-name="P7" draw:layer="layout" svg:width="1.5cm" svg:height="0.645cm" svg:x="5.5cm" svg:y="2.455cm">
          <draw:text-box>
            <text:p text:style-name="P6"><text:span text:style-name="T2">1</text:span></text:p>
          </draw:text-box>
        </draw:frame>
        <draw:frame draw:style-name="gr3" draw:text-style-name="P7" draw:layer="layout" svg:width="4cm" svg:height="0.645cm" svg:x="7.1cm" svg:y="4.703cm">
          <draw:text-box>
            <text:p text:style-name="P8"><text:span text:style-name="T2">worksheet</text:span></text:p>
          </draw:text-box>
        </draw:frame>
        <draw:frame draw:style-name="gr3" draw:text-style-name="P7" draw:layer="layout" svg:width="1.5cm" svg:height="0.645cm" svg:x="9.5cm" svg:y="3.958cm">
          <draw:text-box>
            <text:p text:style-name="P8"><text:span text:style-name="T2">0..1</text:span></text:p>
          </draw:text-box>
        </draw:frame>
        <draw:frame draw:style-name="gr3" draw:text-style-name="P7" draw:layer="layout" svg:width="1.5cm" svg:height="0.645cm" svg:x="2.5cm" svg:y="4.5cm">
          <draw:text-box>
            <text:p text:style-name="P8"><text:span text:style-name="T2">0..*</text:span></text:p>
          </draw:text-box>
        </draw:frame>
        <draw:frame draw:style-name="gr3" draw:text-style-name="P7" draw:layer="layout" svg:width="4cm" svg:height="0.645cm" svg:x="7.1cm" svg:y="12.204cm">
          <draw:text-box>
            <text:p text:style-name="P8"><text:span text:style-name="T2">clinicCollection</text:span></text:p>
          </draw:text-box>
        </draw:frame>
        <draw:frame draw:style-name="gr3" draw:text-style-name="P7" draw:layer="layout" svg:width="1.5cm" svg:height="0.645cm" svg:x="9.5cm" svg:y="11.555cm">
          <draw:text-box>
            <text:p text:style-name="P8"><text:span text:style-name="T2">0..*</text:span></text:p>
          </draw:text-box>
        </draw:frame>
        <draw:connector draw:style-name="gr9" draw:text-style-name="P9" draw:layer="layout" draw:line-skew="0.25cm" svg:x1="5.5cm" svg:y1="3.399cm" svg:x2="10.9cm" svg:y2="7.15cm" draw:start-shape="id11" draw:start-glue-point="4" draw:end-shape="id13" draw:end-glue-point="3" svg:d="m5500 3399h3000v3751h2400">
          <text:p text:style-name="P6"/>
        </draw:connector>
        <draw:frame draw:style-name="gr3" draw:text-style-name="P7" draw:layer="layout" svg:width="1.5cm" svg:height="0.645cm" svg:x="4.9cm" svg:y="2.9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9.5cm" svg:y="1.658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9.5cm" svg:y="6.559cm">
          <draw:text-box>
            <text:p text:style-name="P8"><text:span text:style-name="T2">0..*</text:span></text:p>
          </draw:text-box>
        </draw:frame>
        <draw:frame draw:style-name="gr3" draw:text-style-name="P7" draw:layer="layout" svg:width="4cm" svg:height="0.645cm" svg:x="7.1cm" svg:y="7.103cm">
          <draw:text-box>
            <text:p text:style-name="P8"><text:span text:style-name="T2">sdataCollection</text:span></text:p>
          </draw:text-box>
        </draw:frame>
        <draw:frame draw:style-name="gr3" draw:text-style-name="P7" draw:layer="layout" svg:width="1.5cm" svg:height="0.645cm" svg:x="4.9cm" svg:y="3.601cm">
          <draw:text-box>
            <text:p text:style-name="P8"><text:span text:style-name="T2">0..*</text:span></text:p>
          </draw:text-box>
        </draw:frame>
        <draw:frame draw:style-name="gr3" draw:text-style-name="P7" draw:layer="layout" svg:width="2.9cm" svg:height="0.645cm" svg:x="4.2cm" svg:y="4.556cm">
          <draw:text-box>
            <text:p text:style-name="P8"><text:span text:style-name="T2">studyCollection</text:span></text:p>
          </draw:text-box>
        </draw:frame>
        <draw:frame draw:style-name="gr3" draw:text-style-name="P7" draw:layer="layout" svg:width="4cm" svg:height="0.645cm" svg:x="7.1cm" svg:y="9.605cm">
          <draw:text-box>
            <text:p text:style-name="P8"><text:span text:style-name="T2">site</text:span></text:p>
          </draw:text-box>
        </draw:frame>
        <draw:frame draw:style-name="gr3" draw:text-style-name="P7" draw:layer="layout" svg:width="1.5cm" svg:height="0.645cm" svg:x="9.5cm" svg:y="9.256cm">
          <draw:text-box>
            <text:p text:style-name="P8"><text:span text:style-name="T2">1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5" draw:id="id16" draw:layer="layout" svg:width="3.5cm" svg:height="0.5cm" svg:x="2cm" svg:y="2.001cm">
          <text:p text:style-name="P1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.5cm" svg:x="2cm" svg:y="2.501cm">
          <text:p text:style-name="P3"><text:span text:style-name="T2">- id : Integer</text:span></text:p>
          <text:p text:style-name="P3"><text:span text:style-name="T2">- nam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4" draw:layer="layout" svg:width="3.5cm" svg:height="0.5cm" svg:x="2cm" svg:y="4.001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3.5cm" svg:height="0.5cm" svg:x="10.9cm" svg:y="2.001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0.9cm" svg:y="2.5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3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3.5cm" svg:height="0.5cm" svg:x="10.9cm" svg:y="4.001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0.9cm" svg:y="4.5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5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5cm" svg:height="0.645cm" svg:x="5.5cm" svg:y="2.2cm">
          <draw:text-box>
            <text:p text:style-name="P3"><text:span text:style-name="T2">- clinicCollection</text:span></text:p>
          </draw:text-box>
        </draw:frame>
        <draw:frame draw:style-name="gr3" draw:text-style-name="P7" draw:layer="layout" svg:width="1.4cm" svg:height="0.645cm" svg:x="9.7cm" svg:y="4.455cm">
          <draw:text-box>
            <text:p text:style-name="P8"><text:span text:style-name="T2">- site</text:span></text:p>
          </draw:text-box>
        </draw:frame>
        <draw:frame draw:style-name="gr3" draw:text-style-name="P7" draw:layer="layout" svg:width="1.5cm" svg:height="0.645cm" svg:x="10.3cm" svg:y="3.7cm">
          <draw:text-box>
            <text:p text:style-name="P6"><text:span text:style-name="T2">1</text:span></text:p>
          </draw:text-box>
        </draw:frame>
        <draw:connector draw:style-name="gr7" draw:text-style-name="P9" draw:layer="layout" svg:x1="5.5cm" svg:y1="4.251cm" svg:x2="10.9cm" svg:y2="4.251cm" draw:start-shape="id14" draw:start-glue-point="1" draw:end-shape="id15" draw:end-glue-point="3" svg:d="m5500 4251h5400">
          <text:p text:style-name="P6"/>
        </draw:connector>
        <draw:connector draw:style-name="gr10" draw:text-style-name="P9" draw:layer="layout" svg:x1="5.5cm" svg:y1="2.251cm" svg:x2="10.9cm" svg:y2="2.251cm" draw:start-shape="id16" draw:start-glue-point="1" draw:end-shape="id17" svg:d="m5500 2251h5400">
          <text:p text:style-name="P6"/>
        </draw:connector>
        <draw:custom-shape draw:style-name="gr1" draw:text-style-name="P2" draw:layer="layout" svg:width="3.5cm" svg:height="0.5cm" svg:x="10.9cm" svg:y="6.001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8" draw:layer="layout" svg:width="3.5cm" svg:height="0.499cm" svg:x="10.9cm" svg:y="6.5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7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4cm" svg:height="0.645cm" svg:x="8.5cm" svg:y="6.855cm">
          <draw:text-box>
            <text:p text:style-name="P8"><text:span text:style-name="T2">- address</text:span></text:p>
          </draw:text-box>
        </draw:frame>
        <draw:frame draw:style-name="gr3" draw:text-style-name="P7" draw:layer="layout" svg:width="1.5cm" svg:height="0.645cm" svg:x="9.5cm" svg:y="6cm">
          <draw:text-box>
            <text:p text:style-name="P8"><text:span text:style-name="T2">1</text:span></text:p>
          </draw:text-box>
        </draw:frame>
        <draw:connector draw:style-name="gr9" draw:text-style-name="P9" draw:layer="layout" svg:x1="3.75cm" svg:y1="4.501cm" svg:x2="10.9cm" svg:y2="6.75cm" draw:start-shape="id14" draw:start-glue-point="2" draw:end-shape="id18" draw:end-glue-point="3" svg:d="m3750 4501v2249h7150">
          <text:p text:style-name="P6"/>
        </draw:connector>
        <draw:frame draw:style-name="gr3" draw:text-style-name="P7" draw:layer="layout" svg:width="1.5cm" svg:height="0.645cm" svg:x="2.3cm" svg:y="4.5cm">
          <draw:text-box>
            <text:p text:style-name="P8"><text:span text:style-name="T2">1</text:span></text:p>
          </draw:text-box>
        </draw:frame>
        <draw:frame draw:style-name="gr3" draw:text-style-name="P7" draw:layer="layout" svg:width="4cm" svg:height="0.645cm" svg:x="5.5cm" svg:y="4.201cm">
          <draw:text-box>
            <text:p text:style-name="P3"><text:span text:style-name="T2">- clinicCollection</text:span></text:p>
          </draw:text-box>
        </draw:frame>
        <draw:frame draw:style-name="gr3" draw:text-style-name="P7" draw:layer="layout" svg:width="1.5cm" svg:height="0.645cm" svg:x="5.5cm" svg:y="1.656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5.5cm" svg:y="3.757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9.6cm" svg:y="1.601cm">
          <draw:text-box>
            <text:p text:style-name="P8"><text:span text:style-name="T2">0..1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" draw:text-style-name="P2" draw:id="id25" draw:layer="layout" svg:width="3.5cm" svg:height="0.5cm" svg:x="3cm" svg:y="2.5cm">
          <text:p text:style-name="P1"><text:span text:style-name="T1">Pat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cm" svg:x="3cm" svg:y="3cm">
          <text:p text:style-name="P3"><text:span text:style-name="T2">- id :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3" draw:layer="layout" svg:width="3.5cm" svg:height="0.5cm" svg:x="3cm" svg:y="4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20" draw:layer="layout" svg:width="3.5cm" svg:height="0.5cm" svg:x="14cm" svg:y="7.2cm">
          <text:p text:style-name="P1"><text:span text:style-name="T1">PatientVisit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cm" svg:x="14cm" svg:y="7.7cm">
          <text:p text:style-name="P3"><text:span text:style-name="T2">- id : Integer</text:span></text:p>
          <text:p text:style-name="P3"><text:span text:style-name="T2">- valu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1" draw:layer="layout" svg:width="3.5cm" svg:height="0.5cm" svg:x="14cm" svg:y="8.7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22" draw:layer="layout" svg:width="3.5cm" svg:height="0.5cm" svg:x="14cm" svg:y="11.1cm">
          <text:p text:style-name="P1"><text:span text:style-name="T1">Sdata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4cm" svg:y="11.6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4cm" svg:y="12.6cm">
          <text:p text:style-name="P6"/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5.75cm" svg:y1="4.5cm" svg:x2="15.75cm" svg:y2="7.2cm" draw:start-shape="id19" draw:start-glue-point="2" draw:end-shape="id20" draw:end-glue-point="0" svg:d="m15750 4500v2700">
          <text:p text:style-name="P6"/>
        </draw:connector>
        <draw:custom-shape draw:style-name="gr1" draw:text-style-name="P2" draw:id="id24" draw:layer="layout" svg:width="3.5cm" svg:height="0.5cm" svg:x="3cm" svg:y="8.2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3cm" svg:y="8.7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3cm" svg:y="9.7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cm" svg:height="0.645cm" svg:x="14.3cm" svg:y="4.5cm">
          <draw:text-box>
            <text:p text:style-name="P8"><text:span text:style-name="T2">1</text:span></text:p>
          </draw:text-box>
        </draw:frame>
        <draw:frame draw:style-name="gr3" draw:text-style-name="P7" draw:layer="layout" svg:width="3cm" svg:height="0.645cm" svg:x="12.8cm" svg:y="4.955cm">
          <draw:text-box>
            <text:p text:style-name="P8"><text:span text:style-name="T2">- patientVisit</text:span></text:p>
          </draw:text-box>
        </draw:frame>
        <draw:frame draw:style-name="gr3" draw:text-style-name="P7" draw:layer="layout" svg:width="1.5cm" svg:height="0.645cm" svg:x="14.3cm" svg:y="6.155cm">
          <draw:text-box>
            <text:p text:style-name="P8"><text:span text:style-name="T2">0..*</text:span></text:p>
          </draw:text-box>
        </draw:frame>
        <draw:frame draw:style-name="gr3" draw:text-style-name="P7" draw:layer="layout" svg:width="4.7cm" svg:height="0.645cm" svg:x="11.1cm" svg:y="6.555cm">
          <draw:text-box>
            <text:p text:style-name="P8"><text:span text:style-name="T2">- patientVisitDataCollection</text:span></text:p>
          </draw:text-box>
        </draw:frame>
        <draw:connector draw:style-name="gr11" draw:text-style-name="P9" draw:layer="layout" svg:x1="15.75cm" svg:y1="9.2cm" svg:x2="15.75cm" svg:y2="11.1cm" draw:start-shape="id21" draw:start-glue-point="2" draw:end-shape="id22" draw:end-glue-point="0" svg:d="m15750 9200v1900">
          <text:p text:style-name="P6"/>
        </draw:connector>
        <draw:frame draw:style-name="gr3" draw:text-style-name="P7" draw:layer="layout" svg:width="1.5cm" svg:height="0.645cm" svg:x="14.3cm" svg:y="9.2cm">
          <draw:text-box>
            <text:p text:style-name="P8"><text:span text:style-name="T2">0..*</text:span></text:p>
          </draw:text-box>
        </draw:frame>
        <draw:frame draw:style-name="gr3" draw:text-style-name="P7" draw:layer="layout" svg:width="2.8cm" svg:height="0.645cm" svg:x="13cm" svg:y="10.5cm">
          <draw:text-box>
            <text:p text:style-name="P8"><text:span text:style-name="T2">- sdataType</text:span></text:p>
          </draw:text-box>
        </draw:frame>
        <draw:frame draw:style-name="gr3" draw:text-style-name="P7" draw:layer="layout" svg:width="1.5cm" svg:height="0.645cm" svg:x="14.3cm" svg:y="9.955cm">
          <draw:text-box>
            <text:p text:style-name="P8"><text:span text:style-name="T2">1</text:span></text:p>
          </draw:text-box>
        </draw:frame>
        <draw:connector draw:style-name="gr11" draw:text-style-name="P9" draw:layer="layout" svg:x1="4.75cm" svg:y1="4.5cm" svg:x2="4.75cm" svg:y2="8.2cm" draw:start-shape="id23" draw:start-glue-point="2" draw:end-shape="id24" draw:end-glue-point="0" svg:d="m4750 4500v3700">
          <text:p text:style-name="P6"/>
        </draw:connector>
        <draw:frame draw:style-name="gr3" draw:text-style-name="P7" draw:layer="layout" svg:width="1.5cm" svg:height="0.645cm" svg:x="12.5cm" svg:y="2cm">
          <draw:text-box>
            <text:p text:style-name="P8"><text:span text:style-name="T2">0..*</text:span></text:p>
          </draw:text-box>
        </draw:frame>
        <draw:frame draw:style-name="gr3" draw:text-style-name="P7" draw:layer="layout" svg:width="4.4cm" svg:height="0.645cm" svg:x="4.7cm" svg:y="4.901cm">
          <draw:text-box>
            <text:p text:style-name="P3"><text:span text:style-name="T2">- patientCollection</text:span></text:p>
          </draw:text-box>
        </draw:frame>
        <draw:frame draw:style-name="gr3" draw:text-style-name="P10" draw:layer="layout" svg:width="1.5cm" svg:height="0.645cm" svg:x="4.8cm" svg:y="7cm">
          <draw:text-box>
            <text:p text:style-name="P3"><text:span text:style-name="T2">1</text:span></text:p>
          </draw:text-box>
        </draw:frame>
        <draw:frame draw:style-name="gr3" draw:text-style-name="P7" draw:layer="layout" svg:width="4.4cm" svg:height="0.645cm" svg:x="4.7cm" svg:y="7.555cm">
          <draw:text-box>
            <text:p text:style-name="P3"><text:span text:style-name="T2">- study</text:span></text:p>
          </draw:text-box>
        </draw:frame>
        <draw:custom-shape draw:style-name="gr1" draw:text-style-name="P2" draw:id="id26" draw:layer="layout" svg:width="3.5cm" svg:height="0.5cm" svg:x="14cm" svg:y="2.5cm">
          <text:p text:style-name="P1"><text:span text:style-name="T1">PatientVisi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cm" svg:x="14cm" svg:y="3cm">
          <text:p text:style-name="P3"><text:span text:style-name="T2">- id :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9" draw:layer="layout" svg:width="3.5cm" svg:height="0.5cm" svg:x="14cm" svg:y="4cm">
          <text:p text:style-name="P6"/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6.5cm" svg:y1="2.75cm" svg:x2="14cm" svg:y2="2.75cm" draw:start-shape="id25" draw:start-glue-point="1" draw:end-shape="id26" draw:end-glue-point="3" svg:d="m6500 2750h7500">
          <text:p text:style-name="P6"/>
        </draw:connector>
        <draw:frame draw:style-name="gr3" draw:text-style-name="P7" draw:layer="layout" svg:width="4.4cm" svg:height="0.645cm" svg:x="9.5cm" svg:y="2.855cm">
          <draw:text-box>
            <text:p text:style-name="P8"><text:span text:style-name="T2">- patientVisitCollection</text:span>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1" draw:text-style-name="P2" draw:id="id27" draw:layer="layout" svg:width="4cm" svg:height="0.5cm" svg:x="3cm" svg:y="2.5cm">
          <text:p text:style-name="P1"><text:span text:style-name="T1">Sampl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cm" svg:height="2cm" svg:x="3cm" svg:y="3cm">
          <text:p text:style-name="P3"><text:span text:style-name="T2">- id : Integer</text:span></text:p>
          <text:p text:style-name="P3"><text:span text:style-name="T2">- inventoryId : String</text:span></text:p>
          <text:p text:style-name="P3"><text:span text:style-name="T2">- processDate : String</text:span></text:p>
          <text:p text:style-name="P3"><text:span text:style-name="T2">- aliquotVolume : Doub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9" draw:layer="layout" svg:width="4cm" svg:height="0.5cm" svg:x="3cm" svg:y="5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28" draw:layer="layout" svg:width="3.5cm" svg:height="0.5cm" svg:x="13cm" svg:y="2.5cm">
          <text:p text:style-name="P1"><text:span text:style-name="T1">PatientVis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3cm" svg:y="3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3cm" svg:y="4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30" draw:layer="layout" svg:width="3.5cm" svg:height="0.5cm" svg:x="13cm" svg:y="7.4cm">
          <text:p text:style-name="P1"><text:span text:style-name="T1">Sample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3cm" svg:y="7.9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3cm" svg:y="8.9cm">
          <text:p text:style-name="P6"/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7cm" svg:y1="2.75cm" svg:x2="13cm" svg:y2="2.75cm" draw:start-shape="id27" draw:start-glue-point="1" draw:end-shape="id28" draw:end-glue-point="3" svg:d="m7000 2750h6000">
          <text:p text:style-name="P6"/>
        </draw:connector>
        <draw:connector draw:style-name="gr11" draw:text-style-name="P9" draw:layer="layout" svg:x1="7cm" svg:y1="5.25cm" svg:x2="13cm" svg:y2="7.65cm" draw:start-shape="id29" draw:start-glue-point="1" draw:end-shape="id30" draw:end-glue-point="3" svg:d="m7000 5250h3050v2400h2950">
          <text:p text:style-name="P6"/>
        </draw:connector>
        <draw:frame draw:style-name="gr3" draw:text-style-name="P7" draw:layer="layout" svg:width="4.4cm" svg:height="0.645cm" svg:x="7cm" svg:y="5.3cm">
          <draw:text-box>
            <text:p text:style-name="P3"><text:span text:style-name="T2">- sample</text:span></text:p>
          </draw:text-box>
        </draw:frame>
        <draw:frame draw:style-name="gr3" draw:text-style-name="P10" draw:layer="layout" svg:width="1.5cm" svg:height="0.645cm" svg:x="7cm" svg:y="4.655cm">
          <draw:text-box>
            <text:p text:style-name="P3"><text:span text:style-name="T2">1</text:span></text:p>
          </draw:text-box>
        </draw:frame>
        <draw:frame draw:style-name="gr3" draw:text-style-name="P7" draw:layer="layout" svg:width="4.4cm" svg:height="0.645cm" svg:x="8.6cm" svg:y="7.655cm">
          <draw:text-box>
            <text:p text:style-name="P8"><text:span text:style-name="T2">- samplePosition</text:span></text:p>
          </draw:text-box>
        </draw:frame>
        <draw:frame draw:style-name="gr3" draw:text-style-name="P10" draw:layer="layout" svg:width="1.5cm" svg:height="0.645cm" svg:x="11.5cm" svg:y="7cm">
          <draw:text-box>
            <text:p text:style-name="P8"><text:span text:style-name="T2">1</text:span></text:p>
          </draw:text-box>
        </draw:frame>
        <draw:frame draw:style-name="gr3" draw:text-style-name="P7" draw:layer="layout" svg:width="4.4cm" svg:height="0.645cm" svg:x="8.6cm" svg:y="2.855cm">
          <draw:text-box>
            <text:p text:style-name="P8"><text:span text:style-name="T2">- patientVisit</text:span></text:p>
          </draw:text-box>
        </draw:frame>
        <draw:frame draw:style-name="gr3" draw:text-style-name="P10" draw:layer="layout" svg:width="1.5cm" svg:height="0.645cm" svg:x="11.5cm" svg:y="2.155cm">
          <draw:text-box>
            <text:p text:style-name="P8"><text:span text:style-name="T2">1</text:span></text:p>
          </draw:text-box>
        </draw:frame>
        <draw:frame draw:style-name="gr3" draw:text-style-name="P10" draw:layer="layout" svg:width="1.5cm" svg:height="0.645cm" svg:x="7cm" svg:y="2.156cm">
          <draw:text-box>
            <text:p text:style-name="P3"><text:span text:style-name="T2">0..*</text:span></text:p>
          </draw:text-box>
        </draw:frame>
        <draw:frame draw:style-name="gr3" draw:text-style-name="P7" draw:layer="layout" svg:width="4.4cm" svg:height="0.645cm" svg:x="7cm" svg:y="2.801cm">
          <draw:text-box>
            <text:p text:style-name="P3"><text:span text:style-name="T2">- sampleCollection</text:span></text:p>
          </draw:text-box>
        </draw:frame>
      </draw:page>
      <draw:page draw:name="page6" draw:style-name="dp1" draw:master-page-name="Default">
        <office:forms form:automatic-focus="false" form:apply-design-mode="false"/>
        <draw:custom-shape draw:style-name="gr1" draw:text-style-name="P5" draw:layer="layout" svg:width="8cm" svg:height="0.5cm" svg:x="1.9cm" svg:y="1.5cm">
          <text:p text:style-name="P1"><text:span text:style-name="T1">Storage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33" draw:layer="layout" svg:width="8cm" svg:height="1.5cm" svg:x="1.9cm" svg:y="2cm">
          <text:p text:style-name="P3"><text:span text:style-name="T2">- defaultTemperature : Double</text:span></text:p>
          <text:p text:style-name="P3"><text:span text:style-name="T2">- holdsSampleClassCollection :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2" draw:layer="layout" svg:width="8cm" svg:height="0.5cm" svg:x="1.9cm" svg:y="3.5cm">
          <draw:glue-point draw:id="4" svg:x="4.333cm" svg:y="5cm" draw:escape-direction="down"/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5" draw:id="id31" draw:layer="layout" svg:width="5cm" svg:height="0.5cm" svg:x="3.4cm" svg:y="6.5cm">
          <text:p text:style-name="P1"><text:span text:style-name="T1">Container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cm" svg:height="3.5cm" svg:x="3.4cm" svg:y="7cm">
          <text:p text:style-name="P3"><text:span text:style-name="T2">- id : Integer</text:span></text:p>
          <text:p text:style-name="P3"><text:span text:style-name="T2">- name : String</text:span></text:p>
          <text:p text:style-name="P3"><text:span text:style-name="T2">- dimensionOneLabel : String</text:span></text:p>
          <text:p text:style-name="P3"><text:span text:style-name="T2">- dimensionTwoLabel : String</text:span></text:p>
          <text:p text:style-name="P3"><text:span text:style-name="T2">- capacity : Capacity</text:span></text:p>
          <text:p text:style-name="P3"><text:span text:style-name="T2">- comment : String</text:span></text:p>
          <text:p text:style-name="P3"><text:span text:style-name="T2">- activityStatus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0.5cm" svg:x="3.4cm" svg:y="10.5cm">
          <text:p text:style-name="P6"/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5.9cm" svg:y1="6.5cm" svg:x2="5.9cm" svg:y2="4cm" draw:start-shape="id31" draw:start-glue-point="0" draw:end-shape="id32" draw:end-glue-point="2" svg:d="m5900 6500v-2500">
          <text:p text:style-name="P6"/>
        </draw:connector>
        <draw:connector draw:style-name="gr5" draw:text-style-name="P9" draw:layer="layout" svg:x1="9.366cm" svg:y1="4cm" svg:x2="9.9cm" svg:y2="2.75cm" draw:start-shape="id32" draw:start-glue-point="4" draw:end-shape="id33" draw:end-glue-point="1" svg:d="m9366 4000v600h1134v-1850h-600">
          <text:p text:style-name="P6"/>
        </draw:connector>
        <draw:frame draw:style-name="gr3" draw:text-style-name="P7" draw:layer="layout" svg:width="5.4cm" svg:height="0.645cm" svg:x="7.6cm" svg:y="4.655cm">
          <draw:text-box>
            <text:p text:style-name="P1"><text:span text:style-name="T2">- holdsStorageTypeCollection</text:span></text:p>
          </draw:text-box>
        </draw:frame>
        <draw:frame draw:style-name="gr3" draw:text-style-name="P7" draw:layer="layout" svg:width="1.5cm" svg:height="0.645cm" svg:x="7.9cm" svg:y="4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10.4cm" svg:y="2cm">
          <draw:text-box>
            <text:p text:style-name="P3"><text:span text:style-name="T2">0..*</text:span></text:p>
          </draw:text-box>
        </draw:frame>
      </draw:page>
      <draw:page draw:name="page7" draw:style-name="dp1" draw:master-page-name="Default">
        <office:forms form:automatic-focus="false" form:apply-design-mode="false"/>
        <draw:frame draw:style-name="gr3" draw:text-style-name="P10" draw:layer="layout" svg:width="3.5cm" svg:height="0.645cm" svg:x="1.1cm" svg:y="1.555cm">
          <draw:text-box>
            <text:p text:style-name="P8"><text:span text:style-name="T2">- storageType</text:span></text:p>
          </draw:text-box>
        </draw:frame>
        <draw:custom-shape draw:style-name="gr1" draw:text-style-name="P5" draw:id="id37" draw:layer="layout" svg:width="7cm" svg:height="0.5cm" svg:x="3cm" svg:y="5.1cm">
          <draw:glue-point draw:id="4" svg:x="-4.285cm" svg:y="-5cm"/>
          <draw:glue-point draw:id="5" svg:x="4.285cm" svg:y="-5cm"/>
          <text:p text:style-name="P1"><text:span text:style-name="T1">StorageContain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cm" svg:height="1.5cm" svg:x="3cm" svg:y="5.6cm">
          <text:p text:style-name="P3"><text:span text:style-name="T2">- temperature : Double</text:span></text:p>
          <text:p text:style-name="P3"><text:span text:style-name="T2">- holdsSampleClassCollection :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5" draw:layer="layout" svg:width="7cm" svg:height="0.5cm" svg:x="3cm" svg:y="7.1cm">
          <draw:glue-point draw:id="4" svg:x="4.333cm" svg:y="5cm" draw:escape-direction="down"/>
          <draw:glue-point draw:id="5" svg:x="-1cm" svg:y="7cm" draw:escape-direction="down"/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id="id34" draw:layer="layout" svg:width="4.2cm" svg:height="0.5cm" svg:x="4.4cm" svg:y="10.7cm"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3cm" svg:x="4.4cm" svg:y="11.2cm">
          <text:p text:style-name="P3"><text:span text:style-name="T2">- id : Integer</text:span></text:p>
          <text:p text:style-name="P3"><text:span text:style-name="T2">- name : String</text:span></text:p>
          <text:p text:style-name="P3"><text:span text:style-name="T2">- comment : String</text:span></text:p>
          <text:p text:style-name="P3"><text:span text:style-name="T2">- activityStatus : String</text:span></text:p>
          <text:p text:style-name="P3"><text:span text:style-name="T2">- full : Boolean</text:span></text:p>
          <text:p text:style-name="P3"><text:span text:style-name="T2">- barcod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43" draw:layer="layout" svg:width="4.2cm" svg:height="0.5cm" svg:x="4.4cm" svg:y="14.2cm">
          <draw:glue-point draw:id="4" svg:x="2.38cm" svg:y="5cm" draw:escape-direction="down"/>
          <draw:glue-point draw:id="5" svg:x="-2.38cm" svg:y="5cm" draw:escape-direction="down"/>
          <text:p text:style-name="P6"/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5cm" svg:y1="10.7cm" svg:x2="6.5cm" svg:y2="7.6cm" draw:start-shape="id34" draw:start-glue-point="0" draw:end-shape="id35" draw:end-glue-point="2" svg:d="m6500 10700v-3100">
          <text:p text:style-name="P6"/>
        </draw:connector>
        <draw:custom-shape draw:style-name="gr1" draw:text-style-name="P2" draw:id="id38" draw:layer="layout" svg:width="3.5cm" svg:height="0.5cm" svg:x="13.8cm" svg:y="5.101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3.8cm" svg:y="5.6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3.8cm" svg:y="6.1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36" draw:layer="layout" svg:width="3.5cm" svg:height="0.5cm" svg:x="14cm" svg:y="7.101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4cm" svg:y="7.6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4cm" svg:y="8.1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4cm" svg:height="0.645cm" svg:x="12.8cm" svg:y="7.755cm">
          <draw:text-box>
            <text:p text:style-name="P8"><text:span text:style-name="T2">- site</text:span></text:p>
          </draw:text-box>
        </draw:frame>
        <draw:frame draw:style-name="gr3" draw:text-style-name="P11" draw:layer="layout" svg:width="1.5cm" svg:height="0.645cm" svg:x="12.5cm" svg:y="7.3cm">
          <draw:text-box>
            <text:p text:style-name="P8"><text:span text:style-name="T2">1</text:span></text:p>
          </draw:text-box>
        </draw:frame>
        <draw:connector draw:style-name="gr13" draw:text-style-name="P9" draw:layer="layout" svg:x1="10cm" svg:y1="7.35cm" svg:x2="14cm" svg:y2="7.351cm" draw:start-shape="id35" draw:start-glue-point="1" draw:end-shape="id36" draw:end-glue-point="3" svg:d="m10000 7350h2050v1h1950">
          <text:p text:style-name="P6"/>
        </draw:connector>
        <draw:connector draw:style-name="gr13" draw:text-style-name="P9" draw:layer="layout" svg:x1="10cm" svg:y1="5.35cm" svg:x2="13.8cm" svg:y2="5.351cm" draw:start-shape="id37" draw:start-glue-point="1" draw:end-shape="id38" svg:d="m10000 5350h1950v1h1850">
          <text:p text:style-name="P6"/>
        </draw:connector>
        <draw:frame draw:style-name="gr3" draw:text-style-name="P7" draw:layer="layout" svg:width="1.5cm" svg:height="0.645cm" svg:x="10cm" svg:y="4.755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10cm" svg:y="6.6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12.5cm" svg:y="4.701cm">
          <draw:text-box>
            <text:p text:style-name="P8"><text:span text:style-name="T2">0..*</text:span></text:p>
          </draw:text-box>
        </draw:frame>
        <draw:frame draw:style-name="gr3" draw:text-style-name="P7" draw:layer="layout" svg:width="3.4cm" svg:height="0.645cm" svg:x="10.4cm" svg:y="5.455cm">
          <draw:text-box>
            <text:p text:style-name="P8"><text:span text:style-name="T2">- studyCollection</text:span></text:p>
          </draw:text-box>
        </draw:frame>
        <draw:custom-shape draw:style-name="gr1" draw:text-style-name="P2" draw:layer="layout" svg:width="3.5cm" svg:height="0.5cm" svg:x="13.8cm" svg:y="10.701cm">
          <text:p text:style-name="P1"><text:span text:style-name="T1">Sample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5" draw:layer="layout" svg:width="3.5cm" svg:height="0.499cm" svg:x="13.8cm" svg:y="11.2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id="id39" draw:layer="layout" svg:width="3.5cm" svg:height="0.5cm" svg:x="13.8cm" svg:y="11.7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42" draw:layer="layout" svg:width="3.5cm" svg:height="0.5cm" svg:x="13.8cm" svg:y="17.9cm">
          <text:p text:style-name="P1"><text:span text:style-name="T1">Container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3.8cm" svg:y="18.4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id="id44" draw:layer="layout" svg:width="3.5cm" svg:height="0.5cm" svg:x="13.8cm" svg:y="18.899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40" draw:layer="layout" svg:width="5.5cm" svg:height="0.5cm" svg:x="12.8cm" svg:y="14.101cm">
          <text:p text:style-name="P1"><text:span text:style-name="T1">AbstractPos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5cm" svg:height="1.599cm" svg:x="12.8cm" svg:y="14.601cm">
          <text:p text:style-name="P3"><text:span text:style-name="T2">- positionDimensionOne : Integer</text:span></text:p>
          <text:p text:style-name="P3"><text:span text:style-name="T2">- positionDimensionTwo :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41" draw:layer="layout" svg:width="5.5cm" svg:height="0.5cm" svg:x="12.8cm" svg:y="16.2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9" draw:layer="layout" svg:x1="15.55cm" svg:y1="12.2cm" svg:x2="15.55cm" svg:y2="14.101cm" draw:start-shape="id39" draw:start-glue-point="2" draw:end-shape="id40" draw:end-glue-point="0" svg:d="m15550 12200v1901">
          <text:p text:style-name="P6"/>
        </draw:connector>
        <draw:connector draw:style-name="gr15" draw:text-style-name="P9" draw:layer="layout" svg:x1="15.55cm" svg:y1="16.7cm" svg:x2="15.55cm" svg:y2="17.9cm" draw:start-shape="id41" draw:start-glue-point="2" draw:end-shape="id42" draw:end-glue-point="0" svg:d="m15550 16700v1200">
          <text:p text:style-name="P6"/>
        </draw:connector>
        <draw:connector draw:style-name="gr11" draw:text-style-name="P9" draw:layer="layout" svg:x1="7.499cm" svg:y1="14.7cm" svg:x2="13.8cm" svg:y2="18.15cm" draw:start-shape="id43" draw:start-glue-point="4" draw:end-shape="id42" draw:end-glue-point="3" svg:d="m7499 14700v3450h6301">
          <text:p text:style-name="P6"/>
        </draw:connector>
        <draw:connector draw:style-name="gr11" draw:text-style-name="P9" draw:layer="layout" svg:x1="5.501cm" svg:y1="14.7cm" svg:x2="13.8cm" svg:y2="19.149cm" draw:start-shape="id43" draw:start-glue-point="5" draw:end-shape="id44" draw:end-glue-point="3" svg:d="m5501 14700v4449h8299">
          <text:p text:style-name="P6"/>
        </draw:connector>
        <draw:frame draw:style-name="gr3" draw:text-style-name="P7" draw:layer="layout" svg:width="4cm" svg:height="0.645cm" svg:x="9.7cm" svg:y="19.2cm">
          <draw:text-box>
            <text:p text:style-name="P8"><text:span text:style-name="T2">- occupiedPositions</text:span></text:p>
          </draw:text-box>
        </draw:frame>
        <draw:frame draw:style-name="gr3" draw:text-style-name="P7" draw:layer="layout" svg:width="1.5cm" svg:height="0.645cm" svg:x="12.3cm" svg:y="18.555cm">
          <draw:text-box>
            <text:p text:style-name="P8"><text:span text:style-name="T2">0..*</text:span></text:p>
          </draw:text-box>
        </draw:frame>
        <draw:frame draw:style-name="gr3" draw:text-style-name="P7" draw:layer="layout" svg:width="3.7cm" svg:height="0.645cm" svg:x="10.2cm" svg:y="18.055cm">
          <draw:text-box>
            <text:p text:style-name="P8"><text:span text:style-name="T2">- locatedAtPosition</text:span></text:p>
          </draw:text-box>
        </draw:frame>
        <draw:frame draw:style-name="gr3" draw:text-style-name="P7" draw:layer="layout" svg:width="3.5cm" svg:height="0.645cm" svg:x="2.2cm" svg:y="15.055cm">
          <draw:text-box>
            <text:p text:style-name="P8"><text:span text:style-name="T2">- parentContainer</text:span></text:p>
          </draw:text-box>
        </draw:frame>
        <draw:frame draw:style-name="gr3" draw:text-style-name="P7" draw:layer="layout" svg:width="4.4cm" svg:height="0.645cm" svg:x="7.5cm" svg:y="15.055cm">
          <draw:text-box>
            <text:p text:style-name="P3"><text:span text:style-name="T2">- occupiedContainer</text:span></text:p>
          </draw:text-box>
        </draw:frame>
        <draw:connector draw:style-name="gr11" draw:text-style-name="P9" draw:layer="layout" svg:x1="9.533cm" svg:y1="7.6cm" svg:x2="13.8cm" svg:y2="11.45cm" draw:start-shape="id35" draw:start-glue-point="4" draw:end-shape="id45" draw:end-glue-point="3" svg:d="m9533 7600v3850h4267">
          <text:p text:style-name="P6"/>
        </draw:connector>
        <draw:frame draw:style-name="gr3" draw:text-style-name="P10" draw:layer="layout" svg:width="4.4cm" svg:height="0.645cm" svg:x="9.3cm" svg:y="8.5cm">
          <draw:text-box>
            <text:p text:style-name="P3"><text:span text:style-name="T2">- storageContainer</text:span></text:p>
          </draw:text-box>
        </draw:frame>
        <draw:frame draw:style-name="gr3" draw:text-style-name="P7" draw:layer="layout" svg:width="1.5cm" svg:height="0.645cm" svg:x="9.5cm" svg:y="7.7cm">
          <draw:text-box>
            <text:p text:style-name="P3"><text:span text:style-name="T2">1</text:span></text:p>
          </draw:text-box>
        </draw:frame>
        <draw:frame draw:style-name="gr3" draw:text-style-name="P7" draw:layer="layout" svg:width="5.5cm" svg:height="0.645cm" svg:x="8.4cm" svg:y="11.455cm">
          <draw:text-box>
            <text:p text:style-name="P8"><text:span text:style-name="T2">- specimenPositionCollection</text:span></text:p>
          </draw:text-box>
        </draw:frame>
        <draw:frame draw:style-name="gr3" draw:text-style-name="P7" draw:layer="layout" svg:width="1.5cm" svg:height="0.645cm" svg:x="12.3cm" svg:y="10.8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4cm" svg:y="14.7cm">
          <draw:text-box>
            <text:p text:style-name="P8"><text:span text:style-name="T2">1</text:span></text:p>
          </draw:text-box>
        </draw:frame>
        <draw:frame draw:style-name="gr3" draw:text-style-name="P7" draw:layer="layout" svg:width="1.5cm" svg:height="0.645cm" svg:x="7.5cm" svg:y="14.7cm">
          <draw:text-box>
            <text:p text:style-name="P3"><text:span text:style-name="T2">1</text:span></text:p>
          </draw:text-box>
        </draw:frame>
        <draw:frame draw:style-name="gr3" draw:text-style-name="P7" draw:layer="layout" svg:width="1.5cm" svg:height="0.645cm" svg:x="4cm" svg:y="14.701cm">
          <draw:text-box>
            <text:p text:style-name="P8"><text:span text:style-name="T2">1</text:span></text:p>
          </draw:text-box>
        </draw:frame>
        <draw:frame draw:style-name="gr3" draw:text-style-name="P7" draw:layer="layout" svg:width="1.5cm" svg:height="0.645cm" svg:x="12.3cm" svg:y="17.556cm">
          <draw:text-box>
            <text:p text:style-name="P8"><text:span text:style-name="T2">1</text:span></text:p>
          </draw:text-box>
        </draw:frame>
        <draw:connector draw:style-name="gr5" draw:text-style-name="P9" draw:layer="layout" svg:x1="3.501cm" svg:y1="5.1cm" svg:x2="4.4cm" svg:y2="2.95cm" draw:start-shape="id37" draw:start-glue-point="4" draw:end-shape="id46" draw:end-glue-point="3" svg:d="m3501 5100v-2150h899">
          <text:p text:style-name="P6"/>
        </draw:connector>
        <draw:frame draw:style-name="gr3" draw:text-style-name="P7" draw:layer="layout" svg:width="1.5cm" svg:height="0.645cm" svg:x="3.5cm" svg:y="4.455cm">
          <draw:text-box>
            <text:p text:style-name="P3"><text:span text:style-name="T2">1</text:span></text:p>
          </draw:text-box>
        </draw:frame>
        <draw:frame draw:style-name="gr3" draw:text-style-name="P7" draw:layer="layout" svg:width="1.5cm" svg:height="0.645cm" svg:x="3.1cm" svg:y="1.755cm">
          <draw:text-box>
            <text:p text:style-name="P8"><text:span text:style-name="T2">1</text:span></text:p>
          </draw:text-box>
        </draw:frame>
        <draw:connector draw:style-name="gr5" draw:text-style-name="P9" draw:layer="layout" svg:x1="6.5cm" svg:y1="5.1cm" svg:x2="6.5cm" svg:y2="3.2cm" draw:start-shape="id37" draw:end-shape="id46" draw:end-glue-point="2" svg:d="m6500 5100v-1900">
          <text:p text:style-name="P6"/>
        </draw:connector>
        <draw:frame draw:style-name="gr3" draw:text-style-name="P7" draw:layer="layout" svg:width="5cm" svg:height="0.645cm" svg:x="6.5cm" svg:y="3.7cm">
          <draw:text-box>
            <text:p text:style-name="P3"><text:span text:style-name="T2">- storageTypeCollection</text:span></text:p>
          </draw:text-box>
        </draw:frame>
        <draw:custom-shape draw:style-name="gr1" draw:text-style-name="P5" draw:layer="layout" svg:width="4.2cm" svg:height="0.5cm" svg:x="4.4cm" svg:y="1.7cm">
          <text:p text:style-name="P1"><text:span text:style-name="T1">Storage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2cm" svg:height="0.5cm" svg:x="4.4cm" svg:y="2.2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5" draw:id="id46" draw:layer="layout" svg:width="4.2cm" svg:height="0.5cm" svg:x="4.4cm" svg:y="2.7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cm" svg:height="0.645cm" svg:x="12.5cm" svg:y="4.702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6.5cm" svg:y="3.2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6.4cm" svg:y="4.501cm">
          <draw:text-box>
            <text:p text:style-name="P3"><text:span text:style-name="T2">0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Nelson Loyola</meta:initial-creator>
    <meta:creation-date>2008-12-10T15:05:17</meta:creation-date>
    <dc:creator>Nelson Loyola</dc:creator>
    <dc:date>2009-01-08T11:21:32</dc:date>
    <meta:editing-cycles>20</meta:editing-cycles>
    <meta:editing-duration>P2DT7H42M34S</meta:editing-duration>
    <meta:user-defined meta:name="Info 1"/>
    <meta:user-defined meta:name="Info 2"/>
    <meta:user-defined meta:name="Info 3"/>
    <meta:user-defined meta:name="Info 4"/>
    <meta:document-statistic meta:object-count="211"/>
  </office:meta>
</office:document-meta>
</file>